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INC_GROUP_CLA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CL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2:15:58.864428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4:16:20.917937190</meta:creation-date>
    <dc:date>2016-05-18T12:16:09.700942310</dc:date>
    <meta:editing-duration>PT6H8M36S</meta:editing-duration>
    <meta:editing-cycles>34</meta:editing-cycles>
    <meta:generator>LibreOffice/5.1.2.2$Linux_X86_64 LibreOffice_project/d3bf12ecb743fc0d20e0be0c58ca359301eb705f</meta:generator>
    <meta:document-statistic meta:table-count="1" meta:cell-count="19" meta:object-count="0"/>
  </office:meta>
</office:document-meta>
</file>